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eeeee" draw:textarea-horizontal-align="justify" draw:textarea-vertical-align="middle" draw:auto-grow-height="false" fo:min-height="1.75cm" fo:min-width="4.5cm"/>
    </style:style>
    <style:style style:name="gr2" style:family="graphic" style:parent-style-name="standard">
      <style:graphic-properties svg:stroke-color="#333333" draw:fill-color="#bce4e5" draw:textarea-horizontal-align="justify" draw:textarea-vertical-align="middle" draw:auto-grow-height="false" fo:min-height="0.744cm" fo:min-width="3.394cm"/>
    </style:style>
    <style:style style:name="gr3" style:family="graphic" style:parent-style-name="standard">
      <style:graphic-properties svg:stroke-color="#333333" draw:fill-color="#eeeeee" draw:textarea-horizontal-align="justify" draw:textarea-vertical-align="middle" draw:auto-grow-height="false" fo:min-height="1.75cm" fo:min-width="3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svg:stroke-color="#333333" draw:fill-color="#bce4e5" draw:textarea-horizontal-align="justify" draw:textarea-vertical-align="middle" draw:auto-grow-height="false" fo:min-height="0.744cm" fo:min-width="3.394cm"/>
    </style:style>
    <style:style style:name="gr6" style:family="graphic" style:parent-style-name="standard" style:list-style-name="L1">
      <style:graphic-properties svg:stroke-color="#333333" draw:fill-color="#bce4e5" draw:textarea-horizontal-align="justify" draw:textarea-vertical-align="middle" draw:auto-grow-height="false" fo:min-height="0.744cm" fo:min-width="3.394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svg:stroke-color="#333333" draw:fill-color="#dfcce4" draw:textarea-horizontal-align="justify" draw:textarea-vertical-align="middle" draw:auto-grow-height="false" fo:min-height="1.75cm" fo:min-width="3.5cm"/>
    </style:style>
    <style:style style:name="gr9" style:family="graphic" style:parent-style-name="standard" style:list-style-name="L1">
      <style:graphic-properties svg:stroke-color="#333333" draw:fill-color="#bce4e5" draw:textarea-horizontal-align="justify" draw:textarea-vertical-align="middle" draw:auto-grow-height="false" fo:min-height="0.744cm" fo:min-width="3.394cm"/>
    </style:style>
    <style:style style:name="gr10" style:family="graphic" style:parent-style-name="standard" style:list-style-name="L1">
      <style:graphic-properties svg:stroke-color="#333333" draw:fill-color="#bce4e5" draw:textarea-horizontal-align="justify" draw:textarea-vertical-align="middle" draw:auto-grow-height="false" fo:min-height="0.744cm" fo:min-width="3.39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  <style:text-properties style:font-name="Liberation Sans" fo:font-size="14pt" style:letter-kerning="true" style:font-name-asian="Noto Sans CJK SC" style:font-size-asian="14pt" style:font-name-complex="Lohit Devanagari" style:font-size-complex="14pt"/>
    </style:style>
    <style:style style:name="P4" style:family="paragraph">
      <loext:graphic-properties draw:fill-color="#bce4e5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ce4e5"/>
      <style:paragraph-properties fo:text-align="center"/>
      <style:text-properties style:font-name="Liberation Sans" fo:font-size="14pt" style:letter-kerning="true" style:font-name-asian="Noto Sans CJK SC" style:font-size-asian="14pt" style:font-name-complex="Lohit Devanagari" style:font-size-complex="14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9" style:family="paragraph">
      <loext:graphic-properties draw:fill-color="#dfcce4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5cm" svg:height="2cm" svg:x="4.6cm" svg:y="12.5cm">
          <text:p text:style-name="P1">ListItems</text:p>
          <text:p text:style-name="P1">ViewModel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cm" svg:height="1.2cm" svg:x="2.6cm" svg:y="8.9cm">
          <text:p text:style-name="P3">Observer</text:p>
          <text:p text:style-name="P3">MainActiv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4cm" svg:height="2cm" svg:x="2.6cm" svg:y="5.2cm">
          <text:p text:style-name="P1">Photos</text:p>
          <text:p text:style-name="P1">ViewModel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6cm" svg:y1="8.9cm" svg:x2="4.6cm" svg:y2="7.2cm" draw:start-shape="id1" draw:start-glue-point="0" draw:end-shape="id2" svg:d="M4600 8900v-1700" svg:viewBox="0 0 1 1701">
          <text:p/>
        </draw:connector>
        <draw:custom-shape draw:style-name="gr5" draw:text-style-name="P6" xml:id="id3" draw:id="id3" draw:layer="layout" svg:width="4cm" svg:height="1.2cm" svg:x="7.6cm" svg:y="8.9cm">
          <text:p text:style-name="P3">Observer</text:p>
          <text:p text:style-name="P3">MainActiv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cm" svg:height="2cm" svg:x="7.6cm" svg:y="5.2cm">
          <text:p text:style-name="P1">Albums</text:p>
          <text:p text:style-name="P1">ViewModel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6cm" svg:y1="8.9cm" svg:x2="9.6cm" svg:y2="7.2cm" draw:start-shape="id3" draw:start-glue-point="0" draw:end-shape="id4" svg:d="M9600 8900v-1700" svg:viewBox="0 0 1 1701">
          <text:p/>
        </draw:connector>
        <draw:custom-shape draw:style-name="gr6" draw:text-style-name="P6" xml:id="id5" draw:id="id5" draw:layer="layout" svg:width="4cm" svg:height="1.1cm" svg:x="14.7cm" svg:y="7.6cm">
          <text:p text:style-name="P3">Observer</text:p>
          <text:p text:style-name="P3">DetailsFra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4cm" svg:height="2cm" svg:x="14.7cm" svg:y="13cm">
          <text:p text:style-name="P1">Users</text:p>
          <text:p text:style-name="P1">ViewModel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6.7cm" svg:y1="8.7cm" svg:x2="16.7cm" svg:y2="13cm" draw:start-shape="id5" draw:start-glue-point="2" draw:end-shape="id6" svg:d="M16700 8700v4300" svg:viewBox="0 0 1 4301">
          <text:p/>
        </draw:connector>
        <draw:connector draw:style-name="gr4" draw:text-style-name="P5" draw:layer="layout" svg:x1="4.6cm" svg:y1="10.1cm" svg:x2="7.1cm" svg:y2="12.5cm" draw:start-shape="id1" draw:start-glue-point="2" draw:end-shape="id7" draw:end-glue-point="0" svg:d="M4600 10100v1201h2500v1199" svg:viewBox="0 0 2501 2401">
          <text:p/>
        </draw:connector>
        <draw:connector draw:style-name="gr4" draw:text-style-name="P5" draw:layer="layout" svg:x1="9.6cm" svg:y1="10.1cm" svg:x2="7.1cm" svg:y2="12.5cm" draw:start-shape="id3" draw:start-glue-point="2" draw:end-shape="id7" draw:end-glue-point="0" svg:d="M9600 10100v1201h-2500v1199" svg:viewBox="0 0 2501 2401">
          <text:p/>
        </draw:connector>
        <draw:frame draw:style-name="gr7" draw:text-style-name="P7" draw:layer="layout" svg:width="3cm" svg:height="0.839cm" svg:x="5.9cm" svg:y="10.461cm">
          <draw:text-box>
            <text:p><text:span text:style-name="T1">update()</text:span></text:p>
          </draw:text-box>
        </draw:frame>
        <draw:frame draw:style-name="gr7" draw:text-style-name="P7" draw:layer="layout" svg:width="3cm" svg:height="0.839cm" svg:x="2.1cm" svg:y="7.7cm">
          <draw:text-box>
            <text:p><text:span text:style-name="T1">observe()</text:span></text:p>
          </draw:text-box>
        </draw:frame>
        <draw:frame draw:style-name="gr7" draw:text-style-name="P7" draw:layer="layout" svg:width="3cm" svg:height="0.839cm" svg:x="7.1cm" svg:y="7.761cm">
          <draw:text-box>
            <text:p><text:span text:style-name="T1">observe()</text:span></text:p>
          </draw:text-box>
        </draw:frame>
        <draw:frame draw:style-name="gr7" draw:text-style-name="P7" draw:layer="layout" svg:width="3cm" svg:height="0.839cm" draw:transform="rotate (-1.5707963267949) translate (17.9cm 9.5cm)">
          <draw:text-box>
            <text:p><text:span text:style-name="T1">observe()</text:span></text:p>
          </draw:text-box>
        </draw:frame>
        <draw:custom-shape draw:style-name="gr2" draw:text-style-name="P4" xml:id="id8" draw:id="id8" draw:layer="layout" svg:width="4cm" svg:height="1.2cm" svg:x="5.1cm" svg:y="15.9cm">
          <text:p text:style-name="P3">Observer</text:p>
          <text:p text:style-name="P3">MainActiv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7.1cm" svg:y1="15.9cm" svg:x2="7.1cm" svg:y2="14.5cm" draw:start-shape="id8" draw:start-glue-point="0" draw:end-shape="id7" draw:end-glue-point="2" svg:d="M7100 15900v-1400" svg:viewBox="0 0 1 1401">
          <text:p/>
        </draw:connector>
        <draw:frame draw:style-name="gr7" draw:text-style-name="P7" draw:layer="layout" svg:width="3cm" svg:height="0.839cm" svg:x="7.2cm" svg:y="14.861cm">
          <draw:text-box>
            <text:p><text:span text:style-name="T1">observe()</text:span></text:p>
          </draw:text-box>
        </draw:frame>
        <draw:custom-shape draw:style-name="gr8" draw:text-style-name="P9" xml:id="id9" draw:id="id9" draw:layer="layout" svg:width="5cm" svg:height="2cm" svg:x="4.596cm" svg:y="18.7cm">
          <text:p text:style-name="P8">ListItems</text:p>
          <text:p text:style-name="P8">Adapt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1cm" svg:y1="17.1cm" svg:x2="7.096cm" svg:y2="18.7cm" draw:start-shape="id8" draw:start-glue-point="2" draw:end-shape="id9" draw:end-glue-point="0" svg:d="M7100 17100l-4 1600" svg:viewBox="0 0 5 1601">
          <text:p/>
        </draw:connector>
        <draw:frame draw:style-name="gr7" draw:text-style-name="P7" draw:layer="layout" svg:width="3cm" svg:height="0.839cm" svg:x="7.1cm" svg:y="17.4cm">
          <draw:text-box>
            <text:p><text:span text:style-name="T1">update()</text:span></text:p>
          </draw:text-box>
        </draw:frame>
        <draw:custom-shape draw:style-name="gr9" draw:text-style-name="P6" xml:id="id11" draw:id="id11" draw:layer="layout" svg:width="4cm" svg:height="1.1cm" svg:x="4.3cm" svg:y="1.4cm">
          <text:p text:style-name="P3">Observer</text:p>
          <text:p text:style-name="P3">DetailsFra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10" draw:id="id10" draw:layer="layout" svg:width="4cm" svg:height="1.1cm" svg:x="9.8cm" svg:y="2.9cm">
          <text:p text:style-name="P3">Observer</text:p>
          <text:p text:style-name="P3">DetailsFra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9.8cm" svg:y1="3.45cm" svg:x2="9.6cm" svg:y2="5.2cm" draw:start-shape="id10" draw:start-glue-point="3" draw:end-shape="id4" draw:end-glue-point="0" svg:d="M9800 3450h-501v1151h301v599" svg:viewBox="0 0 502 1751">
          <text:p/>
        </draw:connector>
        <draw:connector draw:style-name="gr4" draw:text-style-name="P5" draw:layer="layout" svg:x1="4.3cm" svg:y1="1.95cm" svg:x2="4.6cm" svg:y2="5.2cm" draw:start-shape="id11" draw:start-glue-point="3" draw:end-shape="id2" draw:end-glue-point="0" svg:d="M4300 1950h-501v1901h801v1349" svg:viewBox="0 0 802 3251">
          <text:p/>
        </draw:connector>
        <draw:frame draw:style-name="gr7" draw:text-style-name="P7" draw:layer="layout" svg:width="3cm" svg:height="0.839cm" svg:x="3.9cm" svg:y="3.1cm">
          <draw:text-box>
            <text:p><text:span text:style-name="T1">observe()</text:span></text:p>
          </draw:text-box>
        </draw:frame>
        <draw:frame draw:style-name="gr7" draw:text-style-name="P7" draw:layer="layout" svg:width="3cm" svg:height="0.839cm" svg:x="7.9cm" svg:y="4cm">
          <draw:text-box>
            <text:p><text:span text:style-name="T1">observe()</text:span></text:p>
          </draw:text-box>
        </draw:frame>
        <draw:custom-shape draw:style-name="gr8" draw:text-style-name="P9" xml:id="id12" draw:id="id12" draw:layer="layout" svg:width="4cm" svg:height="2cm" svg:x="15.9cm" svg:y="3.6cm">
          <text:p text:style-name="P1"><text:span text:style-name="T2">DetailsFragment</text:span></text:p>
          <text:p text:style-name="P1"><text:span text:style-name="T2">Layou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8.3cm" svg:y1="1.95cm" svg:x2="17.9cm" svg:y2="3.6cm" draw:start-shape="id11" draw:start-glue-point="1" draw:end-shape="id12" draw:end-glue-point="0" svg:d="M8300 1950h9600v1650" svg:viewBox="0 0 9601 1651">
          <text:p/>
        </draw:connector>
        <draw:connector draw:style-name="gr4" draw:text-style-name="P5" draw:layer="layout" svg:x1="13.8cm" svg:y1="3.45cm" svg:x2="15.9cm" svg:y2="4.6cm" draw:start-shape="id10" draw:start-glue-point="1" draw:end-shape="id12" svg:d="M13800 3450h1051v1150h1049" svg:viewBox="0 0 2101 1151">
          <text:p/>
        </draw:connector>
        <draw:connector draw:style-name="gr4" draw:text-style-name="P5" draw:layer="layout" svg:x1="16.7cm" svg:y1="7.6cm" svg:x2="17.9cm" svg:y2="5.6cm" draw:start-shape="id5" draw:start-glue-point="0" draw:end-shape="id12" draw:end-glue-point="2" svg:d="M16700 7600v-1000h1200v-1000" svg:viewBox="0 0 1201 2001">
          <text:p/>
        </draw:connector>
        <draw:frame draw:style-name="gr7" draw:text-style-name="P7" draw:layer="layout" svg:width="3cm" svg:height="0.839cm" svg:x="11.5cm" svg:y="1.061cm">
          <draw:text-box>
            <text:p><text:span text:style-name="T1">update()</text:span></text:p>
          </draw:text-box>
        </draw:frame>
        <draw:frame draw:style-name="gr7" draw:text-style-name="P7" draw:layer="layout" svg:width="3cm" svg:height="0.839cm" svg:x="13.1cm" svg:y="4.661cm">
          <draw:text-box>
            <text:p><text:span text:style-name="T1">update()</text:span></text:p>
          </draw:text-box>
        </draw:frame>
        <draw:frame draw:style-name="gr7" draw:text-style-name="P7" draw:layer="layout" svg:width="3cm" svg:height="0.839cm" svg:x="14.2cm" svg:y="6.4cm">
          <draw:text-box>
            <text:p><text:span text:style-name="T1">update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9T20:38:08.315593298</meta:creation-date>
    <dc:date>2020-08-29T20:56:03.430231282</dc:date>
    <meta:editing-duration>PT17M53S</meta:editing-duration>
    <meta:editing-cycles>6</meta:editing-cycles>
    <meta:generator>LibreOffice/6.0.7.3$Linux_X86_64 LibreOffice_project/00m0$Build-3</meta:generator>
    <meta:document-statistic meta:object-count="35"/>
  </office:meta>
</office:document-meta>
</file>